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p text:style-name="Text_20_body"><text:span text:style-name="Strong_20_Emphasis">Documento de Requisitos Funcionais - Sistema de Ponto</text:span></text:p>
      <text:p text:style-name="Horizontal_20_Line"/>
      <text:h text:style-name="Heading_20_3" text:outline-level="3"><text:span text:style-name="Strong_20_Emphasis">Visão Geral</text:span></text:h>
      <text:p text:style-name="Text_20_body">O sistema de ponto tem como objetivo gerenciar o controle de jornada de trabalho de funcionários de diferentes empresas, com a possibilidade de registrar entradas e saídas de forma eficiente, gerar relatórios de cálculos de horas, permitir justificativas e fornecer funcionalidades de administração e edição de registros de ponto.</text:p>
      <text:p text:style-name="Horizontal_20_Line"/>
      <text:h text:style-name="Heading_20_3" text:outline-level="3"><text:span text:style-name="Strong_20_Emphasis">Entidades</text:span></text:h>
      <text:list text:style-name="L1">
        <text:list-item>
          <text:p text:style-name="P1"><text:span text:style-name="Strong_20_Emphasis">Empresa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Fantasia </text:p>
                </text:list-item>
                <text:list-item>
                  <text:p text:style-name="P2">Razão Social </text:p>
                </text:list-item>
                <text:list-item>
                  <text:p text:style-name="P2">CNPJ/CPF </text:p>
                </text:list-item>
                <text:list-item>
                  <text:p text:style-name="P2">Nome do responsável pelo sistema </text:p>
                </text:list-item>
                <text:list-item>
                  <text:p text:style-name="P2">E-mail do responsável </text:p>
                </text:list-item>
                <text:list-item>
                  <text:p text:style-name="P2">Cargo do responsável </text:p>
                </text:list-item>
                <text:list-item>
                  <text:p text:style-name="P2">Endereço </text:p>
                </text:list-item>
              </text:list>
            </text:list-item>
          </text:list>
        </text:list-item>
        <text:list-item>
          <text:p text:style-name="P1"><text:span text:style-name="Strong_20_Emphasis">Funcionári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Completo </text:p>
                </text:list-item>
                <text:list-item>
                  <text:p text:style-name="P2">Identificador </text:p>
                </text:list-item>
                <text:list-item>
                  <text:p text:style-name="P2">Crachá </text:p>
                </text:list-item>
                <text:list-item>
                  <text:p text:style-name="P2">PIS (Opcional) </text:p>
                </text:list-item>
                <text:list-item>
                  <text:p text:style-name="P2">CPF </text:p>
                </text:list-item>
                <text:list-item>
                  <text:p text:style-name="P2">Horário (Relacionamento com a entidade Horário) </text:p>
                </text:list-item>
                <text:list-item>
                  <text:p text:style-name="P2">Empresa (Relacionamento com a entidade Empresa) </text:p>
                </text:list-item>
                <text:list-item>
                  <text:p text:style-name="P2">Cargo (Relacionamento com a entidade Cargo) </text:p>
                </text:list-item>
                <text:list-item>
                  <text:p text:style-name="P2">Departamento (Relacionamento com a entidade Departamento) </text:p>
                </text:list-item>
                <text:list-item>
                  <text:p text:style-name="P2">Data de Admissão </text:p>
                </text:list-item>
                <text:list-item>
                  <text:p text:style-name="P2">Data de Demissão (Opcional, quando preenchida o funcionário fica invisível mas reativável) </text:p>
                </text:list-item>
                <text:list-item>
                  <text:p text:style-name="P2">Login (Crachá e Senha definidos pelo administrador) </text:p>
                </text:list-item>
              </text:list>
            </text:list-item>
          </text:list>
        </text:list-item>
        <text:list-item>
          <text:p text:style-name="P1"><text:span text:style-name="Strong_20_Emphasis">Horári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  <text:list-item>
                  <text:p text:style-name="P2">Dias da semana com carga horária </text:p>
                </text:list-item>
                <text:list-item>
                  <text:p text:style-name="P2"><text:soft-page-break/>Opção 1: Tabela com nome do dia e carga horária, onde clicar uma vez define folga, duas vezes define extra e três vezes retorna ao estado original. </text:p>
                </text:list-item>
                <text:list-item>
                  <text:p text:style-name="P2">Opção 2: Tabela com nome dos dias, colunas de entrada e saída (10 no total), e uma coluna de carga preenchida automaticamente e não editável. </text:p>
                </text:list-item>
              </text:list>
            </text:list-item>
          </text:list>
        </text:list-item>
        <text:list-item>
          <text:p text:style-name="P1"><text:span text:style-name="Strong_20_Emphasis">Justificativa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abreviado </text:p>
                </text:list-item>
                <text:list-item>
                  <text:p text:style-name="P2">Nome completo </text:p>
                </text:list-item>
              </text:list>
            </text:list-item>
          </text:list>
        </text:list-item>
        <text:list-item>
          <text:p text:style-name="P1"><text:span text:style-name="Strong_20_Emphasis">Justificativa de Ausência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Data </text:p>
                </text:list-item>
                <text:list-item>
                  <text:p text:style-name="P2">Hora de início </text:p>
                </text:list-item>
                <text:list-item>
                  <text:p text:style-name="P2">Hora de fim </text:p>
                </text:list-item>
                <text:list-item>
                  <text:p text:style-name="P2">Justificativa (Relacionamento com a entidade Justificativa) </text:p>
                </text:list-item>
              </text:list>
            </text:list-item>
            <text:list-item>
              <text:p text:style-name="P2"><text:span text:style-name="Strong_20_Emphasis">Regra de exibição:</text:span> Os dias que tiverem justificativas cadastradas exibirão os períodos abonados em outra cor e com um símbolo (exemplo: <text:span text:style-name="Source_20_Text">10:00*</text:span>). </text:p>
            </text:list-item>
          </text:list>
        </text:list-item>
        <text:list-item>
          <text:p text:style-name="P1"><text:span text:style-name="Strong_20_Emphasis">Carg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</text:list>
            </text:list-item>
          </text:list>
        </text:list-item>
        <text:list-item>
          <text:p text:style-name="P1"><text:span text:style-name="Strong_20_Emphasis">Departament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</text:list>
            </text:list-item>
          </text:list>
        </text:list-item>
        <text:list-item>
          <text:p text:style-name="P1"><text:span text:style-name="Strong_20_Emphasis">Feriad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ID </text:p>
                </text:list-item>
                <text:list-item>
                  <text:p text:style-name="P2">Nome </text:p>
                </text:list-item>
                <text:list-item>
                  <text:p text:style-name="P2">Constantes de feriados nacionais </text:p>
                </text:list-item>
              </text:list>
            </text:list-item>
          </text:list>
        </text:list-item>
        <text:list-item>
          <text:p text:style-name="P1"><text:span text:style-name="Strong_20_Emphasis">Cartão Ponto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abreviado do dia </text:p>
                </text:list-item>
                <text:list-item>
                  <text:p text:style-name="P2">Data </text:p>
                </text:list-item>
                <text:list-item>
                  <text:p text:style-name="P2">Data inicial (filtro) </text:p>
                </text:list-item>
                <text:list-item>
                  <text:p text:style-name="P2">Data final (filtro) </text:p>
                </text:list-item>
                <text:list-item>
                  <text:p text:style-name="P2">Colunas de entrada e saída </text:p>
                </text:list-item>
                <text:list-item>
                  <text:p text:style-name="P2">Colunas para edição e inclusão de marcações </text:p>
                </text:list-item>
                <text:list-item>
                  <text:p text:style-name="P2">Colunas para justificativas de abono (onde o administrador pode escolher quantos períodos de entrada e saída serão abonados no dia) </text:p>
                </text:list-item>
                <text:list-item>
                  <text:p text:style-name="P2">Limite de 5 períodos por dia (máximo de 10 batidas) </text:p>
                </text:list-item>
              </text:list>
            </text:list-item>
          </text:list>
        </text:list-item>
        <text:list-item>
          <text:p text:style-name="P1"><text:span text:style-name="Strong_20_Emphasis">Relatório de Cálculos</text:span></text:p>
          <text:list>
            <text:list-item>
              <text:p text:style-name="P2"><text:soft-page-break/><text:span text:style-name="Strong_20_Emphasis">Atributos:</text:span> </text:p>
              <text:list>
                <text:list-item>
                  <text:p text:style-name="P2">Nome do funcionário </text:p>
                </text:list-item>
                <text:list-item>
                  <text:p text:style-name="P2">Data </text:p>
                </text:list-item>
                <text:list-item>
                  <text:p text:style-name="P2">Entrada e saída </text:p>
                </text:list-item>
                <text:list-item>
                  <text:p text:style-name="P2">Horas extras </text:p>
                </text:list-item>
                <text:list-item>
                  <text:p text:style-name="P2">Horas faltas </text:p>
                </text:list-item>
                <text:list-item>
                  <text:p text:style-name="P2">Carga diária </text:p>
                </text:list-item>
                <text:list-item>
                  <text:p text:style-name="P2">Carga realizada </text:p>
                </text:list-item>
                <text:list-item>
                  <text:p text:style-name="P2">Horas abonadas por justificativa </text:p>
                </text:list-item>
              </text:list>
            </text:list-item>
          </text:list>
        </text:list-item>
        <text:list-item>
          <text:p text:style-name="P1"><text:span text:style-name="Strong_20_Emphasis">Usuários (Administradores)</text:span></text:p>
          <text:list>
            <text:list-item>
              <text:p text:style-name="P2"><text:span text:style-name="Strong_20_Emphasis">Atributos:</text:span> </text:p>
              <text:list>
                <text:list-item>
                  <text:p text:style-name="P2">Nome </text:p>
                </text:list-item>
                <text:list-item>
                  <text:p text:style-name="P2">E-mail </text:p>
                </text:list-item>
                <text:list-item>
                  <text:p text:style-name="P2">Cargo </text:p>
                </text:list-item>
                <text:list-item>
                  <text:p text:style-name="P1">Acesso ao sistema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Funcionalidades</text:span></text:h>
      <text:list text:style-name="L2">
        <text:list-item>
          <text:p text:style-name="P3"><text:span text:style-name="Strong_20_Emphasis">Cadastro de Empresas</text:span></text:p>
          <text:list>
            <text:list-item>
              <text:p text:style-name="P4">O administrador pode cadastrar uma nova empresa com as informações básicas: nome fantasia, razão social, CNPJ/CPF, responsável, e-mail do responsável, cargo do responsável e endereço. </text:p>
            </text:list-item>
          </text:list>
        </text:list-item>
        <text:list-item>
          <text:p text:style-name="P3"><text:span text:style-name="Strong_20_Emphasis">Cadastro de Funcionários</text:span></text:p>
          <text:list>
            <text:list-item>
              <text:p text:style-name="P4">O administrador pode cadastrar um funcionário, incluindo os campos: nome completo, identificador, crachá, PIS (opcional), CPF, horário de trabalho (relacionamento com a entidade Horário), empresa (relacionamento com a entidade Empresa), cargo (relacionamento com a entidade Cargo), departamento (relacionamento com a entidade Departamento), data de admissão, data de demissão (opcional), e login (crachá e senha definidos pelo administrador). </text:p>
            </text:list-item>
            <text:list-item>
              <text:p text:style-name="P4">Quando a data de demissão for preenchida, o funcionário se torna invisível, mas pode ser reativado através de configuração. </text:p>
            </text:list-item>
          </text:list>
        </text:list-item>
        <text:list-item>
          <text:p text:style-name="P3"><text:span text:style-name="Strong_20_Emphasis">Cadastro de Horários</text:span></text:p>
          <text:list>
            <text:list-item>
              <text:p text:style-name="P4">O administrador pode cadastrar horários de trabalho para os funcionários utilizando uma das duas opções disponíveis: </text:p>
              <text:list>
                <text:list-item>
                  <text:p text:style-name="P4">Opção 1: Tabela com nome do dia e carga horária, onde clicar uma vez define folga, duas vezes define extra e três vezes retorna ao estado original. </text:p>
                </text:list-item>
                <text:list-item>
                  <text:p text:style-name="P4">Opção 2: Tabela com nome dos dias, colunas de entrada e saída (10 no total), e uma coluna de carga preenchida automaticamente e não editável. </text:p>
                </text:list-item>
              </text:list>
            </text:list-item>
          </text:list>
        </text:list-item>
        <text:list-item>
          <text:p text:style-name="P3"><text:span text:style-name="Strong_20_Emphasis">Cadastro de Justificativas</text:span></text:p>
          <text:list>
            <text:list-item>
              <text:p text:style-name="P4">O administrador pode cadastrar justificativas de ausência com um nome abreviado e o nome completo da justificativa. </text:p>
            </text:list-item>
          </text:list>
        </text:list-item>
        <text:list-item>
          <text:p text:style-name="P3"><text:span text:style-name="Strong_20_Emphasis">Cadastro de Justificativas de Ausência</text:span></text:p>
          <text:list>
            <text:list-item>
              <text:p text:style-name="P4"><text:soft-page-break/>O administrador pode cadastrar justificativas associadas a um período de tempo (data, hora de início e hora de fim). </text:p>
            </text:list-item>
            <text:list-item>
              <text:p text:style-name="P4">O sistema deve exibir os períodos abonados em outra cor e com um símbolo para identificação. </text:p>
            </text:list-item>
          </text:list>
        </text:list-item>
        <text:list-item>
          <text:p text:style-name="P3"><text:span text:style-name="Strong_20_Emphasis">Cadastro de Cargos</text:span></text:p>
          <text:list>
            <text:list-item>
              <text:p text:style-name="P4">O administrador pode cadastrar novos cargos para os funcionários, definindo um ID e um nome para cada cargo. </text:p>
            </text:list-item>
          </text:list>
        </text:list-item>
        <text:list-item>
          <text:p text:style-name="P3"><text:span text:style-name="Strong_20_Emphasis">Cadastro de Feriados</text:span></text:p>
          <text:list>
            <text:list-item>
              <text:p text:style-name="P4">O sistema deve permitir o cadastro de feriados, com o nome e a data. O sistema também deve ter uma lista pré-definida de feriados nacionais. </text:p>
            </text:list-item>
          </text:list>
        </text:list-item>
        <text:list-item>
          <text:p text:style-name="P3"><text:span text:style-name="Strong_20_Emphasis">Registro de Ponto (Aplicativo Mobile)</text:span></text:p>
          <text:list>
            <text:list-item>
              <text:p text:style-name="P4">O registro de ponto será realizado por um aplicativo mobile, permitindo que o funcionário marque suas entradas e saídas de acordo com seu horário de trabalho. O aplicativo mostrará: </text:p>
              <text:list>
                <text:list-item>
                  <text:p text:style-name="P4">Status da marcação (se foi enviada ou não para o sistema). </text:p>
                </text:list-item>
                <text:list-item>
                  <text:p text:style-name="P4">Data e horário da marcação. </text:p>
                </text:list-item>
              </text:list>
            </text:list-item>
            <text:list-item>
              <text:p text:style-name="P4">O aplicativo terá uma tela de configuração onde o colaborador pode alterar sua senha. </text:p>
            </text:list-item>
          </text:list>
        </text:list-item>
        <text:list-item>
          <text:p text:style-name="P3"><text:span text:style-name="Strong_20_Emphasis">Cartão Ponto (Administração)</text:span></text:p>
          <text:list>
            <text:list-item>
              <text:p text:style-name="P4">O administrador pode acessar o cartão ponto de cada funcionário, visualizando as entradas e saídas, além de poder editar e incluir novas marcações. </text:p>
            </text:list-item>
            <text:list-item>
              <text:p text:style-name="P4">O administrador também pode incluir justificativas para abono de períodos, escolhendo quantos períodos de entrada e saída deseja abonar. </text:p>
            </text:list-item>
            <text:list-item>
              <text:p text:style-name="P4">O cartão ponto terá um limite de 5 períodos por dia, com no máximo 10 batidas registradas. </text:p>
            </text:list-item>
            <text:list-item>
              <text:p text:style-name="P4">A tela do cartão ponto terá opções de filtro por colaborador, permitindo buscar por nome ou crachá. </text:p>
            </text:list-item>
            <text:list-item>
              <text:p text:style-name="P4">Será possível filtrar registros por um intervalo de datas (data inicial e data final). </text:p>
            </text:list-item>
          </text:list>
        </text:list-item>
        <text:list-item>
          <text:p text:style-name="P3"><text:span text:style-name="Strong_20_Emphasis">Relatório de Cálculos</text:span></text:p>
          <text:list>
            <text:list-item>
              <text:p text:style-name="P4">O administrador pode gerar relatórios de cálculos de horas trabalhadas, exibindo as colunas do cartão ponto (nome do funcionário, data, entrada e saída), além de calcular horas extras, horas faltas, carga diária, carga realizada e horas abonadas por justificativa. </text:p>
            </text:list-item>
          </text:list>
        </text:list-item>
        <text:list-item>
          <text:p text:style-name="P3"><text:span text:style-name="Strong_20_Emphasis">Gestão de Usuários (Administradores)</text:span></text:p>
          <text:list>
            <text:list-item>
              <text:p text:style-name="P3">O administrador pode gerenciar os usuários do sistema (administradores), incluindo a criação, alteração e remoção de usuári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sitos Não Funcionais</text:span></text:h>
      <text:list text:style-name="L3">
        <text:list-item>
          <text:p text:style-name="P6">O sistema será uma aplicação desktop, com o aplicativo mobile disponível apenas para os funcionários registrarem o ponto. </text:p>
        </text:list-item>
        <text:list-item>
          <text:p text:style-name="P6"><text:soft-page-break/>O sistema deve ser seguro, garantindo que apenas administradores possam realizar alterações nos registros de ponto. </text:p>
        </text:list-item>
        <text:list-item>
          <text:p text:style-name="P6">O sistema deve permitir a gestão de múltiplas empresas de forma independente. </text:p>
        </text:list-item>
        <text:list-item>
          <text:p text:style-name="P6">A interface do usuário deve ser intuitiva e de fácil navegação. </text:p>
        </text:list-item>
        <text:list-item>
          <text:p text:style-name="P5">O sistema deve permitir a exportação de relatórios em formatos como PDF ou Excel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7:58:48.128341726</meta:creation-date>
    <dc:date>2025-02-16T18:19:10.008016047</dc:date>
    <meta:editing-duration>PT20M23S</meta:editing-duration>
    <meta:editing-cycles>1</meta:editing-cycles>
    <meta:document-statistic meta:table-count="0" meta:image-count="0" meta:object-count="0" meta:page-count="5" meta:paragraph-count="126" meta:word-count="1048" meta:character-count="6327" meta:non-whitespace-character-count="5427"/>
    <meta:generator>LibreOffice/7.4.7.2$Linux_X86_64 LibreOffice_project/40$Build-2</meta:generator>
  </office:meta>
</office:document-meta>
</file>